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paragraph-properties fo:text-align="center" style:justify-single-word="false"/>
      <style:text-properties fo:color="#3399ff" fo:font-size="40pt" style:font-size-asian="40pt" style:font-size-complex="40pt"/>
    </style:style>
    <style:style style:name="T1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>CAHIER DES CHARGES REALISATION DE SITE WEB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Nom de l’entreprise : <text:span text:style-name="T3">On s'en fou</text:span></text:p>
      <text:p text:style-name="P1">Nom du projet : <text:span text:style-name="T3">Location de vélo</text:span></text:p>
      <text:p text:style-name="P1">Personne à contacter dans l’entreprise : <text:span text:style-name="T3">Marc Eremus</text:span></text:p>
      <text:p text:style-name="Standard"><text:span text:style-name="T2"><text:s/>Adresse : </text:span><text:span text:style-name="T1">Rue Léon Blum, 62800 Liévin</text:span> </text:p>
      <text:p text:style-name="Standard"><text:span text:style-name="T2"><text:s/>Tel : </text:span><text:span text:style-name="T1">0 826 46 14 14</text:span> </text:p>
      <text:p text:style-name="P1"><text:s/>Email : <text:span text:style-name="T3">marc.eremus@afpa.com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résentation du projet</text:p>
      <text:p text:style-name="Standard"/>
      <text:p text:style-name="Standard">Le projet est la création d'un site web pour la location de vélo électrique ou non dans la ville de Lille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en Detrez</meta:initial-creator>
    <meta:creation-date>2019-12-02T14:01:07.22</meta:creation-date>
    <dc:date>2019-12-03T09:44:43.18</dc:date>
    <dc:creator>Fabien Detrez</dc:creator>
    <meta:editing-duration>PT2H23M24S</meta:editing-duration>
    <meta:editing-cycles>3</meta:editing-cycles>
    <meta:generator>OpenOffice/4.1.7$Win32 OpenOffice.org_project/417m1$Build-9800</meta:generator>
    <meta:document-statistic meta:table-count="0" meta:image-count="0" meta:object-count="0" meta:page-count="3" meta:paragraph-count="9" meta:word-count="70" meta:character-count="378"/>
  </office:meta>
</office:document-meta>
</file>